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Got it 👍 — thanks for correcting that.<text:line-break/>We’ll restart clean from <text:span text:style-name="Strong_20_Emphasis">where you actually are (Linux basics done)</text:span> and build everything properly with:</text:p>
      <text:list text:style-name="L1">
        <text:list-item>
          <text:p text:style-name="P2">ROS 2 ✔</text:p>
        </text:list-item>
        <text:list-item>
          <text:p text:style-name="P2">Git + GitHub ✔</text:p>
        </text:list-item>
        <text:list-item>
          <text:p text:style-name="P2">Documentation system ✔</text:p>
        </text:list-item>
        <text:list-item>
          <text:p text:style-name="P2">Clean workflow ✔</text:p>
        </text:list-item>
      </text:list>
      <text:p text:style-name="Text_20_body">No confusion now — this is your <text:span text:style-name="Strong_20_Emphasis">correct Phase 0 → Phase 1 combined setup plan</text:span>.</text:p>
      <text:p text:style-name="Horizontal_20_Line"/>
      <text:h text:style-name="Heading_20_1" text:outline-level="1">🚀 COMPLETE SETUP (UPDATED FROM YOUR CURRENT STATE)</text:h>
      <text:p text:style-name="Text_20_body">You are currently at:</text:p>
      <text:p text:style-name="Text_20_body">✅ Ubuntu installed<text:line-break/>✅ Basic Linux commands learned</text:p>
      <text:p text:style-name="Text_20_body">Now we continue from here 👇</text:p>
      <text:p text:style-name="Horizontal_20_Line"/>
      <text:h text:style-name="Heading_20_1" text:outline-level="1">🔵 STEP 3: INSTALL ESSENTIAL TOOLS (FIRST)</text:h>
      <text:h text:style-name="Heading_20_2" text:outline-level="2">🎯 Goal:</text:h>
      <text:p text:style-name="Text_20_body">Prepare system before ROS</text:p>
      <text:p text:style-name="Horizontal_20_Line"/>
      <text:h text:style-name="Heading_20_2" text:outline-level="2">✅ Install Git</text:h>
      <text:p text:style-name="P1"><text:span text:style-name="Source_20_Text">sudo apt install git -y</text:span></text:p>
      <text:h text:style-name="Heading_20_3" text:outline-level="3">Setup Git:</text:h>
      <text:p text:style-name="Preformatted_20_Text"><text:span text:style-name="Source_20_Text">git config --global user.name "Your Name"</text:span></text:p>
      <text:p text:style-name="P1"><text:span text:style-name="Source_20_Text">git config --global user.email "your@email.com"</text:span></text:p>
      <text:p text:style-name="Horizontal_20_Line"/>
      <text:h text:style-name="Heading_20_2" text:outline-level="2">✅ Connect to GitHub (IMPORTANT)</text:h>
      <text:list text:style-name="L2">
        <text:list-item>
          <text:p text:style-name="P3">Create GitHub repo (name: <text:span text:style-name="Source_20_Text">slam-project</text:span>)</text:p>
        </text:list-item>
        <text:list-item>
          <text:p text:style-name="P3"><text:soft-page-break/>Generate SSH key:</text:p>
        </text:list-item>
      </text:list>
      <text:p text:style-name="P1"><text:span text:style-name="Source_20_Text">ssh-keygen -t ed25519 -C "your@email.com"</text:span></text:p>
      <text:p text:style-name="P1"><text:span text:style-name="Source_20_Text">cat ~/.ssh/id_ed25519.pub</text:span></text:p>
      <text:p text:style-name="Text_20_body">👉 Copy and add to GitHub → SSH Keys</text:p>
      <text:p text:style-name="Horizontal_20_Line"/>
      <text:h text:style-name="Heading_20_2" text:outline-level="2">Test:</text:h>
      <text:p text:style-name="P1"><text:span text:style-name="Source_20_Text">ssh -T git@github.com</text:span></text:p>
      <text:p text:style-name="Horizontal_20_Line"/>
      <text:h text:style-name="Heading_20_2" text:outline-level="2">✅ Install VS Code</text:h>
      <text:p text:style-name="P1"><text:span text:style-name="Source_20_Text">sudo snap install code --classic</text:span></text:p>
      <text:p text:style-name="Text_20_body">Install extensions:</text:p>
      <text:list text:style-name="L3">
        <text:list-item>
          <text:p text:style-name="P4">ROS</text:p>
        </text:list-item>
        <text:list-item>
          <text:p text:style-name="P4">Python</text:p>
        </text:list-item>
        <text:list-item>
          <text:p text:style-name="P4">C++</text:p>
        </text:list-item>
      </text:list>
      <text:p text:style-name="Horizontal_20_Line"/>
      <text:h text:style-name="Heading_20_2" text:outline-level="2">✅ Install Pip (for docs later)</text:h>
      <text:p text:style-name="P1"><text:span text:style-name="Source_20_Text">sudo apt install python3-pip -y</text:span></text:p>
      <text:p text:style-name="Horizontal_20_Line"/>
      <text:h text:style-name="Heading_20_1" text:outline-level="1">🔵 STEP 4: INSTALL ROS 2 (JAZZY)</text:h>
      <text:h text:style-name="Heading_20_2" text:outline-level="2">🎯 Core of your project</text:h>
      <text:p text:style-name="Horizontal_20_Line"/>
      <text:h text:style-name="Heading_20_2" text:outline-level="2">🔧 Full Installation</text:h>
      <text:h text:style-name="Heading_20_3" text:outline-level="3">1. Setup locale</text:h>
      <text:p text:style-name="Preformatted_20_Text"><text:span text:style-name="Source_20_Text">sudo apt update</text:span></text:p>
      <text:p text:style-name="Preformatted_20_Text"><text:span text:style-name="Source_20_Text">sudo apt install locales -y</text:span></text:p>
      <text:p text:style-name="Preformatted_20_Text"><text:span text:style-name="Source_20_Text">sudo locale-gen en_US en_US.UTF-8</text:span></text:p>
      <text:p text:style-name="P1"><text:span text:style-name="Source_20_Text">sudo update-locale LANG=en_US.UTF-8</text:span></text:p>
      <text:p text:style-name="Horizontal_20_Line"/>
      <text:h text:style-name="Heading_20_3" text:outline-level="3"><text:soft-page-break/>2. Add ROS repo</text:h>
      <text:p text:style-name="Preformatted_20_Text"><text:span text:style-name="Source_20_Text">sudo apt install software-properties-common -y</text:span></text:p>
      <text:p text:style-name="Preformatted_20_Text"><text:span text:style-name="Source_20_Text">sudo add-apt-repository universe</text:span></text:p>
      <text:p text:style-name="P1"><text:span text:style-name="Source_20_Text">sudo apt update</text:span></text:p>
      <text:p text:style-name="Horizontal_20_Line"/>
      <text:p text:style-name="Preformatted_20_Text"><text:span text:style-name="Source_20_Text">sudo apt install curl -y</text:span></text:p>
      <text:p text:style-name="Preformatted_20_Text"><text:span text:style-name="Source_20_Text">sudo curl -sSL https://raw.githubusercontent.com/ros/rosdistro/master/ros.key \</text:span></text:p>
      <text:p text:style-name="P1"><text:span text:style-name="Source_20_Text">-o /usr/share/keyrings/ros-archive-keyring.gpg</text:span></text:p>
      <text:p text:style-name="Horizontal_20_Line"/>
      <text:p text:style-name="Preformatted_20_Text"><text:span text:style-name="Source_20_Text">echo "deb [arch=$(dpkg --print-architecture) signed-by=/usr/share/keyrings/ros-archive-keyring.gpg] \</text:span></text:p>
      <text:p text:style-name="Preformatted_20_Text"><text:span text:style-name="Source_20_Text">http://packages.ros.org/ros2/ubuntu $(. /etc/os-release &amp;&amp; echo $UBUNTU_CODENAME) main" | \</text:span></text:p>
      <text:p text:style-name="P1"><text:span text:style-name="Source_20_Text">sudo tee /etc/apt/sources.list.d/ros2.list &gt; /dev/null</text:span></text:p>
      <text:p text:style-name="Horizontal_20_Line"/>
      <text:h text:style-name="Heading_20_3" text:outline-level="3">3. Install ROS</text:h>
      <text:p text:style-name="Preformatted_20_Text"><text:span text:style-name="Source_20_Text">sudo apt update</text:span></text:p>
      <text:p text:style-name="P1"><text:span text:style-name="Source_20_Text">sudo apt install ros-jazzy-desktop -y</text:span></text:p>
      <text:p text:style-name="Horizontal_20_Line"/>
      <text:h text:style-name="Heading_20_3" text:outline-level="3">4. Setup environment</text:h>
      <text:p text:style-name="Preformatted_20_Text"><text:span text:style-name="Source_20_Text">echo "source /opt/ros/jazzy/setup.bash" &gt;&gt; ~/.bashrc</text:span></text:p>
      <text:p text:style-name="P1"><text:span text:style-name="Source_20_Text">source ~/.bashrc</text:span></text:p>
      <text:p text:style-name="Horizontal_20_Line"/>
      <text:h text:style-name="Heading_20_3" text:outline-level="3">5. Install build tools</text:h>
      <text:p text:style-name="P1"><text:span text:style-name="Source_20_Text">sudo apt install python3-colcon-common-extensions -y</text:span></text:p>
      <text:p text:style-name="Horizontal_20_Line"/>
      <text:h text:style-name="Heading_20_1" text:outline-level="1">🧪 STEP 5: TEST ROS (VERY IMPORTANT)</text:h>
      <text:p text:style-name="Text_20_body">Open <text:span text:style-name="Strong_20_Emphasis">2 terminals</text:span></text:p>
      <text:h text:style-name="Heading_20_3" text:outline-level="3">Terminal 1:</text:h>
      <text:p text:style-name="P1"><text:span text:style-name="Source_20_Text">ros2 run demo_nodes_cpp talker</text:span></text:p>
      <text:h text:style-name="Heading_20_3" text:outline-level="3">Terminal 2:</text:h>
      <text:p text:style-name="P1"><text:span text:style-name="Source_20_Text">ros2 run demo_nodes_py listener</text:span></text:p>
      <text:p text:style-name="Text_20_body">👉 If messages appear → ✅ ROS working</text:p>
      <text:p text:style-name="Horizontal_20_Line"><text:soft-page-break/></text:p>
      <text:h text:style-name="Heading_20_1" text:outline-level="1">🔵 STEP 6: INSTALL RVIZ</text:h>
      <text:p text:style-name="P1"><text:span text:style-name="Source_20_Text">rviz2</text:span></text:p>
      <text:p text:style-name="Text_20_body">👉 GUI should open</text:p>
      <text:p text:style-name="Horizontal_20_Line"/>
      <text:h text:style-name="Heading_20_1" text:outline-level="1">🔵 STEP 7: CREATE PROJECT STRUCTURE</text:h>
      <text:h text:style-name="Heading_20_2" text:outline-level="2">🎯 Combine code + docs + git properly</text:h>
      <text:p text:style-name="Horizontal_20_Line"/>
      <text:p text:style-name="Preformatted_20_Text"><text:span text:style-name="Source_20_Text">mkdir ~/slam_project</text:span></text:p>
      <text:p text:style-name="P1"><text:span text:style-name="Source_20_Text">cd ~/slam_project</text:span></text:p>
      <text:p text:style-name="Horizontal_20_Line"/>
      <text:h text:style-name="Heading_20_3" text:outline-level="3">Create folders:</text:h>
      <text:p text:style-name="P1"><text:span text:style-name="Source_20_Text">mkdir ros2_ws docs hardware experiments scripts</text:span></text:p>
      <text:p text:style-name="Horizontal_20_Line"/>
      <text:h text:style-name="Heading_20_3" text:outline-level="3">Initialize ROS workspace:</text:h>
      <text:p text:style-name="Preformatted_20_Text"><text:span text:style-name="Source_20_Text">mkdir -p ros2_ws/src</text:span></text:p>
      <text:p text:style-name="Preformatted_20_Text"><text:span text:style-name="Source_20_Text">cd ros2_ws</text:span></text:p>
      <text:p text:style-name="P1"><text:span text:style-name="Source_20_Text">colcon build</text:span></text:p>
      <text:p text:style-name="Horizontal_20_Line"/>
      <text:h text:style-name="Heading_20_3" text:outline-level="3">Source it:</text:h>
      <text:p text:style-name="Preformatted_20_Text"><text:span text:style-name="Source_20_Text">echo "source ~/slam_project/ros2_ws/install/setup.bash" &gt;&gt; ~/.bashrc</text:span></text:p>
      <text:p text:style-name="P1"><text:span text:style-name="Source_20_Text">source ~/.bashrc</text:span></text:p>
      <text:p text:style-name="Horizontal_20_Line"/>
      <text:h text:style-name="Heading_20_1" text:outline-level="1">🔵 STEP 8: INITIALIZE GIT PROJECT</text:h>
      <text:p text:style-name="Preformatted_20_Text"><text:span text:style-name="Source_20_Text">cd ~/slam_project</text:span></text:p>
      <text:p text:style-name="Preformatted_20_Text"><text:span text:style-name="Source_20_Text">git init</text:span></text:p>
      <text:p text:style-name="P1"><text:span text:style-name="Source_20_Text">git branch -M main</text:span></text:p>
      <text:p text:style-name="Horizontal_20_Line"/>
      <text:h text:style-name="Heading_20_3" text:outline-level="3"><text:soft-page-break/>Connect GitHub repo:</text:h>
      <text:p text:style-name="P1"><text:span text:style-name="Source_20_Text">git remote add origin git@github.com:YOUR_USERNAME/slam-project.git</text:span></text:p>
      <text:p text:style-name="Horizontal_20_Line"/>
      <text:h text:style-name="Heading_20_3" text:outline-level="3">First commit:</text:h>
      <text:p text:style-name="Preformatted_20_Text"><text:span text:style-name="Source_20_Text">git add .</text:span></text:p>
      <text:p text:style-name="Preformatted_20_Text"><text:span text:style-name="Source_20_Text">git commit -m "Initial project setup"</text:span></text:p>
      <text:p text:style-name="P1"><text:span text:style-name="Source_20_Text">git push -u origin main</text:span></text:p>
      <text:p text:style-name="Horizontal_20_Line"/>
      <text:h text:style-name="Heading_20_1" text:outline-level="1">🔵 STEP 9: SETUP DOCUMENTATION SYSTEM</text:h>
      <text:h text:style-name="Heading_20_2" text:outline-level="2">🎯 Like ROS docs</text:h>
      <text:p text:style-name="Horizontal_20_Line"/>
      <text:h text:style-name="Heading_20_2" text:outline-level="2">Install MkDocs</text:h>
      <text:p text:style-name="P1"><text:span text:style-name="Source_20_Text">pip install mkdocs</text:span></text:p>
      <text:p text:style-name="Horizontal_20_Line"/>
      <text:h text:style-name="Heading_20_2" text:outline-level="2">Create docs site:</text:h>
      <text:p text:style-name="Preformatted_20_Text"><text:span text:style-name="Source_20_Text">cd ~/slam_project</text:span></text:p>
      <text:p text:style-name="Preformatted_20_Text"><text:span text:style-name="Source_20_Text">mkdocs new docs_site</text:span></text:p>
      <text:p text:style-name="P1"><text:span text:style-name="Source_20_Text">cd docs_site</text:span></text:p>
      <text:p text:style-name="Horizontal_20_Line"/>
      <text:h text:style-name="Heading_20_2" text:outline-level="2">Run:</text:h>
      <text:p text:style-name="P1"><text:span text:style-name="Source_20_Text">mkdocs serve</text:span></text:p>
      <text:p text:style-name="Text_20_body">👉 Open browser → <text:a xlink:type="simple" xlink:href="http://127.0.0.1:8000/" text:style-name="Internet_20_link" text:visited-style-name="Visited_20_Internet_20_Link">http://127.0.0.1:8000</text:a></text:p>
      <text:p text:style-name="Horizontal_20_Line"/>
      <text:h text:style-name="Heading_20_2" text:outline-level="2">Modify structure:</text:h>
      <text:p text:style-name="Preformatted_20_Text"><text:span text:style-name="Source_20_Text">cd docs</text:span></text:p>
      <text:p text:style-name="P1"><text:span text:style-name="Source_20_Text">mkdir setup ros_basics sensors slam system</text:span></text:p>
      <text:p text:style-name="Horizontal_20_Line"/>
      <text:h text:style-name="Heading_20_1" text:outline-level="1"><text:soft-page-break/>🔵 STEP 10: FIRST ROS PRACTICE</text:h>
      <text:h text:style-name="Heading_20_2" text:outline-level="2">🎯 Start actual ROS usage</text:h>
      <text:p text:style-name="Horizontal_20_Line"/>
      <text:p text:style-name="Preformatted_20_Text"><text:span text:style-name="Source_20_Text">cd ~/slam_project/ros2_ws/src</text:span></text:p>
      <text:p text:style-name="P1"><text:span text:style-name="Source_20_Text">ros2 pkg create my_first_package --build-type ament_python</text:span></text:p>
      <text:p text:style-name="Horizontal_20_Line"/>
      <text:p text:style-name="Text_20_body">Build:</text:p>
      <text:p text:style-name="Preformatted_20_Text"><text:span text:style-name="Source_20_Text">cd ~/slam_project/ros2_ws</text:span></text:p>
      <text:p text:style-name="P1"><text:span text:style-name="Source_20_Text">colcon build</text:span></text:p>
      <text:p text:style-name="Horizontal_20_Line"/>
      <text:p text:style-name="Text_20_body">Source:</text:p>
      <text:p text:style-name="P1"><text:span text:style-name="Source_20_Text">source install/setup.bash</text:span></text:p>
      <text:p text:style-name="Horizontal_20_Line"/>
      <text:h text:style-name="Heading_20_1" text:outline-level="1">🔵 STEP 11: CAMERA TEST (FIRST REAL SENSOR)</text:h>
      <text:p text:style-name="P1"><text:span text:style-name="Source_20_Text">sudo apt install ros-jazzy-usb-cam</text:span></text:p>
      <text:p text:style-name="Horizontal_20_Line"/>
      <text:p text:style-name="Text_20_body">Run:</text:p>
      <text:p text:style-name="P1"><text:span text:style-name="Source_20_Text">ros2 run usb_cam usb_cam_node_exe</text:span></text:p>
      <text:p text:style-name="Horizontal_20_Line"/>
      <text:p text:style-name="Text_20_body">Check:</text:p>
      <text:p text:style-name="P1"><text:span text:style-name="Source_20_Text">ros2 topic list</text:span></text:p>
      <text:p text:style-name="Text_20_body">👉 Should see:</text:p>
      <text:p text:style-name="P1"><text:span text:style-name="Source_20_Text">/image_raw</text:span></text:p>
      <text:p text:style-name="Horizontal_20_Line"/>
      <text:h text:style-name="Heading_20_1" text:outline-level="1">🔵 STEP 12: DOCUMENT EVERYTHING</text:h>
      <text:p text:style-name="Text_20_body">Create pages:</text:p>
      <text:list text:style-name="L4">
        <text:list-item>
          <text:p text:style-name="P5">setup/ubuntu.md</text:p>
        </text:list-item>
        <text:list-item>
          <text:p text:style-name="P5">setup/ros2.md</text:p>
        </text:list-item>
        <text:list-item>
          <text:p text:style-name="P5"><text:soft-page-break/>ros_basics/first_package.md</text:p>
        </text:list-item>
        <text:list-item>
          <text:p text:style-name="P5">sensors/camera.md</text:p>
        </text:list-item>
      </text:list>
      <text:p text:style-name="Horizontal_20_Line"/>
      <text:h text:style-name="Heading_20_1" text:outline-level="1">🔵 STEP 13: DAILY WORKFLOW</text:h>
      <text:p text:style-name="Text_20_body">Every time:</text:p>
      <text:p text:style-name="Preformatted_20_Text"><text:span text:style-name="Source_20_Text">git add .</text:span></text:p>
      <text:p text:style-name="Preformatted_20_Text"><text:span text:style-name="Source_20_Text">git commit -m "Describe what you did"</text:span></text:p>
      <text:p text:style-name="P1"><text:span text:style-name="Source_20_Text">git push</text:span></text:p>
      <text:p text:style-name="Horizontal_20_Line"/>
      <text:h text:style-name="Heading_20_1" text:outline-level="1">🎯 WHAT YOU MUST COMPLETE NOW</text:h>
      <text:p text:style-name="Text_20_body">Before next phase:</text:p>
      <text:p text:style-name="Text_20_body">✅ Git installed + connected<text:line-break/>✅ ROS installed + working<text:line-break/>✅ RViz opens<text:line-break/>✅ Workspace created<text:line-break/>✅ First ROS package created<text:line-break/>✅ Camera node running<text:line-break/>✅ MkDocs running<text:line-break/>✅ Documentation started</text:p>
      <text:p text:style-name="Horizontal_20_Line"/>
      <text:h text:style-name="Heading_20_1" text:outline-level="1">🚀 NEXT STEP</text:h>
      <text:p text:style-name="Text_20_body">After finishing all this, tell me:</text:p>
      <text:p text:style-name="Text_20_body">👉 <text:span text:style-name="Strong_20_Emphasis">"Setup Complete"</text:span></text:p>
      <text:p text:style-name="Text_20_body">Then we move to:</text:p>
      <text:h text:style-name="Heading_20_2" text:outline-level="2">🔥 Phase 2: IMU + Sensor Integration + Real SLAM Start</text:h>
      <text:p text:style-name="Horizontal_20_Line"/>
      <text:p text:style-name="Text_20_body">You are now setting this up like a <text:span text:style-name="Strong_20_Emphasis">real research + industry-level project</text:span> 👍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8T21:38:45.951966798</meta:creation-date>
    <dc:date>2026-03-29T01:05:57.224629870</dc:date>
    <meta:editing-duration>PT1H42M37S</meta:editing-duration>
    <meta:editing-cycles>1</meta:editing-cycles>
    <meta:document-statistic meta:table-count="0" meta:image-count="0" meta:object-count="0" meta:page-count="7" meta:paragraph-count="144" meta:word-count="626" meta:character-count="3995" meta:non-whitespace-character-count="3529"/>
    <meta:generator>LibreOffice/24.2.7.2$Linux_X86_64 LibreOffice_project/420$Build-2</meta:generator>
  </office:meta>
</office:document-meta>
</file>